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C20000015EB09834D6.png" manifest:media-type="image/png"/>
  <manifest:file-entry manifest:full-path="Pictures/10000001000001D300000132D2E886D8.png" manifest:media-type="image/png"/>
  <manifest:file-entry manifest:full-path="Pictures/1000000100000131000000DCA4226B27.png" manifest:media-type="image/png"/>
  <manifest:file-entry manifest:full-path="Pictures/10000001000002030000013211FBC2FF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1d6032e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表格正文">
      <style:text-properties style:font-name-asian="华文黑体 - Kelvin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fo:font-weight="normal" officeooo:paragraph-rsid="0100b0b5" style:font-weight-asian="normal" style:font-weight-complex="normal"/>
    </style:style>
    <style:style style:name="P50" style:family="paragraph" style:parent-style-name="表格正文"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2" style:family="paragraph" style:parent-style-name="表格正文">
      <style:text-properties fo:font-weight="normal" officeooo:paragraph-rsid="0184738e" style:font-weight-asian="normal" style:font-weight-complex="normal"/>
    </style:style>
    <style:style style:name="P53" style:family="paragraph" style:parent-style-name="Text_20_body">
      <style:text-properties fo:font-weight="normal" style:font-weight-asian="normal" style:font-weight-complex="normal"/>
    </style:style>
    <style:style style:name="P54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5" style:family="paragraph" style:parent-style-name="Text_20_body">
      <style:text-properties officeooo:paragraph-rsid="01437757"/>
    </style:style>
    <style:style style:name="P56" style:family="paragraph" style:parent-style-name="Text_20_body">
      <style:text-properties officeooo:paragraph-rsid="0142b2fb"/>
    </style:style>
    <style:style style:name="P57" style:family="paragraph" style:parent-style-name="表格正文">
      <style:text-properties fo:font-size="12pt" style:font-size-asian="12pt" style:font-size-complex="12pt"/>
    </style:style>
    <style:style style:name="P58" style:family="paragraph" style:parent-style-name="表格正文">
      <style:text-properties fo:font-size="12pt" officeooo:paragraph-rsid="00f0c690" style:font-size-asian="12pt" style:font-size-complex="12pt"/>
    </style:style>
    <style:style style:name="P5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0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1" style:family="paragraph" style:parent-style-name="表格正文">
      <style:text-properties officeooo:paragraph-rsid="00d97efd"/>
    </style:style>
    <style:style style:name="P62" style:family="paragraph" style:parent-style-name="表格正文">
      <style:text-properties officeooo:paragraph-rsid="00f126fb"/>
    </style:style>
    <style:style style:name="P63" style:family="paragraph" style:parent-style-name="表格正文">
      <style:text-properties officeooo:paragraph-rsid="00f12958"/>
    </style:style>
    <style:style style:name="P64" style:family="paragraph" style:parent-style-name="表格正文">
      <style:text-properties officeooo:paragraph-rsid="00c9c577"/>
    </style:style>
    <style:style style:name="P65" style:family="paragraph" style:parent-style-name="表格正文">
      <style:text-properties officeooo:rsid="00e0e9f6" officeooo:paragraph-rsid="00e0e9f6"/>
    </style:style>
    <style:style style:name="P66" style:family="paragraph" style:parent-style-name="Standard">
      <style:text-properties officeooo:paragraph-rsid="00370fd8"/>
    </style:style>
    <style:style style:name="P67" style:family="paragraph" style:parent-style-name="Standard">
      <style:paragraph-properties fo:break-before="page"/>
      <style:text-properties officeooo:paragraph-rsid="00370fd8"/>
    </style:style>
    <style:style style:name="P68" style:family="paragraph" style:parent-style-name="表格正文">
      <style:text-properties officeooo:paragraph-rsid="00e96176"/>
    </style:style>
    <style:style style:name="P69" style:family="paragraph" style:parent-style-name="Standard">
      <style:text-properties officeooo:paragraph-rsid="00e96176"/>
    </style:style>
    <style:style style:name="P70" style:family="paragraph" style:parent-style-name="表格正文">
      <style:text-properties officeooo:paragraph-rsid="01571477"/>
    </style:style>
    <style:style style:name="P71" style:family="paragraph" style:parent-style-name="表格正文">
      <style:text-properties officeooo:paragraph-rsid="00f9edc3"/>
    </style:style>
    <style:style style:name="P72" style:family="paragraph" style:parent-style-name="表格正文">
      <style:text-properties officeooo:paragraph-rsid="00ea004d"/>
    </style:style>
    <style:style style:name="P73" style:family="paragraph" style:parent-style-name="Text_20_body">
      <style:text-properties officeooo:paragraph-rsid="00ea004d"/>
    </style:style>
    <style:style style:name="P74" style:family="paragraph" style:parent-style-name="表格正文">
      <style:text-properties officeooo:paragraph-rsid="0126cd57"/>
    </style:style>
    <style:style style:name="P75" style:family="paragraph" style:parent-style-name="Text_20_body">
      <style:text-properties officeooo:rsid="00cd628e" officeooo:paragraph-rsid="00ce4cf7"/>
    </style:style>
    <style:style style:name="P76" style:family="paragraph" style:parent-style-name="Text_20_body">
      <style:text-properties officeooo:rsid="00cd628e" officeooo:paragraph-rsid="00ea004d"/>
    </style:style>
    <style:style style:name="P77" style:family="paragraph" style:parent-style-name="Text_20_body">
      <style:text-properties officeooo:paragraph-rsid="00ce4cf7"/>
    </style:style>
    <style:style style:name="P78" style:family="paragraph" style:parent-style-name="Standard">
      <style:text-properties officeooo:paragraph-rsid="00ce4cf7"/>
    </style:style>
    <style:style style:name="P79" style:family="paragraph" style:parent-style-name="表格正文">
      <style:text-properties officeooo:paragraph-rsid="0174fc98"/>
    </style:style>
    <style:style style:name="P80" style:family="paragraph" style:parent-style-name="表格正文">
      <style:text-properties officeooo:paragraph-rsid="0175f979"/>
    </style:style>
    <style:style style:name="P81" style:family="paragraph" style:parent-style-name="表格正文">
      <style:text-properties officeooo:paragraph-rsid="0120c120"/>
    </style:style>
    <style:style style:name="P82" style:family="paragraph" style:parent-style-name="表格正文">
      <style:text-properties officeooo:paragraph-rsid="0173c311"/>
    </style:style>
    <style:style style:name="P83" style:family="paragraph" style:parent-style-name="表格正文">
      <style:text-properties officeooo:paragraph-rsid="017679c3"/>
    </style:style>
    <style:style style:name="P84" style:family="paragraph" style:parent-style-name="表格正文">
      <style:text-properties officeooo:paragraph-rsid="01879162"/>
    </style:style>
    <style:style style:name="P85" style:family="paragraph" style:parent-style-name="表格正文">
      <style:text-properties officeooo:paragraph-rsid="0182053f"/>
    </style:style>
    <style:style style:name="P86" style:family="paragraph" style:parent-style-name="表格正文">
      <style:paragraph-properties fo:margin-left="0cm" fo:margin-right="0cm" fo:line-height="120%" fo:text-indent="0cm" style:auto-text-indent="false"/>
    </style:style>
    <style:style style:name="P87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88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89" style:family="paragraph" style:parent-style-name="Table_20_Contents">
      <style:paragraph-properties fo:line-height="120%"/>
      <style:text-properties officeooo:paragraph-rsid="02233129"/>
    </style:style>
    <style:style style:name="P90" style:family="paragraph" style:parent-style-name="Text_20_body">
      <style:paragraph-properties fo:line-height="120%"/>
      <style:text-properties officeooo:paragraph-rsid="02233129"/>
    </style:style>
    <style:style style:name="P91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3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4" style:family="paragraph" style:parent-style-name="Table_20_Contents">
      <style:paragraph-properties fo:margin-left="0cm" fo:text-indent="0cm" style:auto-text-indent="false"/>
    </style:style>
    <style:style style:name="P95" style:family="paragraph" style:parent-style-name="表格正文">
      <style:text-properties officeooo:paragraph-rsid="01838074"/>
    </style:style>
    <style:style style:name="P96" style:family="paragraph" style:parent-style-name="表格正文">
      <style:text-properties officeooo:paragraph-rsid="01186352"/>
    </style:style>
    <style:style style:name="P97" style:family="paragraph" style:parent-style-name="表格正文">
      <style:text-properties officeooo:rsid="0115fb9d" officeooo:paragraph-rsid="0115fb9d"/>
    </style:style>
    <style:style style:name="P98" style:family="paragraph" style:parent-style-name="表格正文">
      <style:text-properties officeooo:paragraph-rsid="01180d39"/>
    </style:style>
    <style:style style:name="P99" style:family="paragraph" style:parent-style-name="表格正文">
      <style:text-properties officeooo:rsid="01186352" officeooo:paragraph-rsid="01186352"/>
    </style:style>
    <style:style style:name="P100" style:family="paragraph" style:parent-style-name="表格正文">
      <style:text-properties officeooo:rsid="0119ae2c" officeooo:paragraph-rsid="0119ae2c"/>
    </style:style>
    <style:style style:name="P101" style:family="paragraph" style:parent-style-name="表格正文">
      <style:text-properties officeooo:rsid="011ba543" officeooo:paragraph-rsid="011ba543"/>
    </style:style>
    <style:style style:name="P102" style:family="paragraph" style:parent-style-name="表格正文">
      <style:text-properties officeooo:paragraph-rsid="00e69302"/>
    </style:style>
    <style:style style:name="P103" style:family="paragraph" style:parent-style-name="Standard">
      <style:text-properties officeooo:paragraph-rsid="00e69302"/>
    </style:style>
    <style:style style:name="P104" style:family="paragraph" style:parent-style-name="Table_20_Contents">
      <style:text-properties officeooo:paragraph-rsid="00397593"/>
    </style:style>
    <style:style style:name="P105" style:family="paragraph" style:parent-style-name="表格正文">
      <style:text-properties officeooo:paragraph-rsid="02057724"/>
    </style:style>
    <style:style style:name="P106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07" style:family="paragraph" style:parent-style-name="Table_20_Contents">
      <style:text-properties officeooo:rsid="0031491f" officeooo:paragraph-rsid="00397593"/>
    </style:style>
    <style:style style:name="P108" style:family="paragraph" style:parent-style-name="Text_20_body">
      <style:text-properties officeooo:paragraph-rsid="013e53fb"/>
    </style:style>
    <style:style style:name="P10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0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1" style:family="paragraph" style:parent-style-name="Text_20_body">
      <style:text-properties fo:font-weight="bold" officeooo:paragraph-rsid="01f1f58c" style:font-weight-asian="bold" style:font-weight-complex="bold"/>
    </style:style>
    <style:style style:name="P112" style:family="paragraph" style:parent-style-name="Text_20_body">
      <style:text-properties fo:font-weight="bold" style:font-weight-asian="bold" style:font-weight-complex="bold"/>
    </style:style>
    <style:style style:name="P113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1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15" style:family="paragraph" style:parent-style-name="Text_20_body">
      <style:text-properties fo:font-weight="bold" officeooo:paragraph-rsid="02233129" style:font-weight-asian="bold" style:font-weight-complex="bold"/>
    </style:style>
    <style:style style:name="P116" style:family="paragraph" style:parent-style-name="Text_20_body">
      <style:text-properties officeooo:paragraph-rsid="01f1f58c"/>
    </style:style>
    <style:style style:name="P117" style:family="paragraph" style:parent-style-name="Text_20_body">
      <style:text-properties officeooo:rsid="01c4f3ac" officeooo:paragraph-rsid="01c4f3ac"/>
    </style:style>
    <style:style style:name="P118" style:family="paragraph" style:parent-style-name="Text_20_body">
      <style:text-properties officeooo:paragraph-rsid="01fb6d52"/>
    </style:style>
    <style:style style:name="P119" style:family="paragraph" style:parent-style-name="Text_20_body">
      <style:text-properties officeooo:rsid="020a854e" officeooo:paragraph-rsid="01f1f58c"/>
    </style:style>
    <style:style style:name="P120" style:family="paragraph" style:parent-style-name="Text_20_body">
      <style:text-properties officeooo:paragraph-rsid="01fc3eaf"/>
    </style:style>
    <style:style style:name="P121" style:family="paragraph" style:parent-style-name="Table_20_Contents">
      <style:text-properties officeooo:paragraph-rsid="01fc3eaf"/>
    </style:style>
    <style:style style:name="P122" style:family="paragraph" style:parent-style-name="Text_20_body">
      <style:text-properties officeooo:paragraph-rsid="01ff410e"/>
    </style:style>
    <style:style style:name="P123" style:family="paragraph" style:parent-style-name="Text_20_body">
      <style:text-properties officeooo:paragraph-rsid="02012115"/>
    </style:style>
    <style:style style:name="P124" style:family="paragraph" style:parent-style-name="Text_20_body">
      <style:text-properties officeooo:paragraph-rsid="020df39f"/>
    </style:style>
    <style:style style:name="P125" style:family="paragraph" style:parent-style-name="Text_20_body">
      <style:text-properties officeooo:paragraph-rsid="0210981a"/>
    </style:style>
    <style:style style:name="P126" style:family="paragraph" style:parent-style-name="Text_20_body">
      <style:text-properties officeooo:paragraph-rsid="01f2db68"/>
    </style:style>
    <style:style style:name="P127" style:family="paragraph" style:parent-style-name="Text_20_body">
      <style:paragraph-properties fo:text-align="center" style:justify-single-word="false"/>
      <style:text-properties officeooo:paragraph-rsid="0215ec84"/>
    </style:style>
    <style:style style:name="P128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29" style:family="paragraph" style:parent-style-name="表格正文">
      <style:text-properties officeooo:paragraph-rsid="02146093"/>
    </style:style>
    <style:style style:name="P130" style:family="paragraph" style:parent-style-name="Table_20_Contents">
      <style:text-properties officeooo:rsid="02378487" officeooo:paragraph-rsid="02233129"/>
    </style:style>
    <style:style style:name="P131" style:family="paragraph" style:parent-style-name="Table_20_Contents">
      <style:text-properties officeooo:paragraph-rsid="02233129"/>
    </style:style>
    <style:style style:name="P132" style:family="paragraph" style:parent-style-name="Text_20_body">
      <style:text-properties officeooo:paragraph-rsid="02233129"/>
    </style:style>
    <style:style style:name="P133" style:family="paragraph" style:parent-style-name="Text_20_body">
      <style:paragraph-properties fo:text-indent="0cm" style:auto-text-indent="false"/>
      <style:text-properties officeooo:paragraph-rsid="02233129"/>
    </style:style>
    <style:style style:name="P134" style:family="paragraph" style:parent-style-name="Text_20_body">
      <style:text-properties officeooo:rsid="0233cac3" officeooo:paragraph-rsid="02233129"/>
    </style:style>
    <style:style style:name="P135" style:family="paragraph" style:parent-style-name="Text_20_body">
      <style:text-properties officeooo:rsid="022d7a9b" officeooo:paragraph-rsid="02233129"/>
    </style:style>
    <style:style style:name="P136" style:family="paragraph" style:parent-style-name="表格正文">
      <style:text-properties officeooo:paragraph-rsid="0184738e"/>
    </style:style>
    <style:style style:name="P137" style:family="paragraph" style:parent-style-name="表格正文">
      <style:text-properties officeooo:rsid="01f46ca8" officeooo:paragraph-rsid="01f46ca8"/>
    </style:style>
    <style:style style:name="P138" style:family="paragraph" style:parent-style-name="表格正文">
      <style:text-properties officeooo:rsid="01bf76ff" officeooo:paragraph-rsid="01bf76ff"/>
    </style:style>
    <style:style style:name="P139" style:family="paragraph" style:parent-style-name="Standard">
      <style:paragraph-properties fo:text-align="start" style:justify-single-word="false"/>
    </style:style>
    <style:style style:name="P140" style:family="paragraph" style:parent-style-name="Heading_20_1">
      <style:paragraph-properties fo:break-before="page"/>
      <style:text-properties officeooo:paragraph-rsid="006ae3b8"/>
    </style:style>
    <style:style style:name="P141" style:family="paragraph" style:parent-style-name="Heading_20_1">
      <style:paragraph-properties fo:break-before="page"/>
      <style:text-properties officeooo:paragraph-rsid="00397593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44" style:family="paragraph" style:parent-style-name="Heading_20_2">
      <style:text-properties officeooo:rsid="006dc7af" officeooo:paragraph-rsid="006dc7af"/>
    </style:style>
    <style:style style:name="P145" style:family="paragraph" style:parent-style-name="Heading_20_2">
      <style:text-properties officeooo:paragraph-rsid="00ea004d"/>
    </style:style>
    <style:style style:name="P146" style:family="paragraph" style:parent-style-name="Heading_20_2">
      <style:text-properties officeooo:paragraph-rsid="0107cf33"/>
    </style:style>
    <style:style style:name="P147" style:family="paragraph" style:parent-style-name="Heading_20_2">
      <style:paragraph-properties fo:break-before="page"/>
      <style:text-properties officeooo:rsid="004deeba" officeooo:paragraph-rsid="01390013"/>
    </style:style>
    <style:style style:name="P148" style:family="paragraph" style:parent-style-name="Heading_20_2">
      <style:text-properties officeooo:paragraph-rsid="02194725"/>
    </style:style>
    <style:style style:name="P149" style:family="paragraph" style:parent-style-name="Heading_20_2">
      <style:text-properties officeooo:paragraph-rsid="01c4f3ac"/>
    </style:style>
    <style:style style:name="P15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51" style:family="paragraph" style:parent-style-name="Heading_20_3">
      <style:text-properties officeooo:paragraph-rsid="00d97efd"/>
    </style:style>
    <style:style style:name="P152" style:family="paragraph" style:parent-style-name="Heading_20_3">
      <style:text-properties officeooo:paragraph-rsid="013d66df"/>
    </style:style>
    <style:style style:name="P15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54" style:family="paragraph" style:parent-style-name="Heading_20_4">
      <style:text-properties officeooo:paragraph-rsid="01c0bbac"/>
    </style:style>
    <style:style style:name="P155" style:family="paragraph" style:parent-style-name="Heading_20_4">
      <style:text-properties officeooo:paragraph-rsid="01f1f58c"/>
    </style:style>
    <style:style style:name="P156" style:family="paragraph" style:parent-style-name="Text_20_body" style:list-style-name="L2"/>
    <style:style style:name="P157" style:family="paragraph" style:parent-style-name="Text_20_body" style:list-style-name="L3"/>
    <style:style style:name="P158" style:family="paragraph" style:parent-style-name="Text_20_body" style:list-style-name="L4"/>
    <style:style style:name="P159" style:family="paragraph" style:parent-style-name="Text_20_body">
      <style:text-properties officeooo:rsid="0233cac3" officeooo:paragraph-rsid="02233129"/>
    </style:style>
    <style:style style:name="P160" style:family="paragraph" style:parent-style-name="自动编号">
      <style:text-properties officeooo:paragraph-rsid="0209e5f2"/>
    </style:style>
    <style:style style:name="P161" style:family="paragraph" style:parent-style-name="自动编号">
      <style:text-properties fo:font-weight="normal" officeooo:paragraph-rsid="020b1007" style:font-weight-asian="normal" style:font-weight-complex="normal"/>
    </style:style>
    <style:style style:name="P162" style:family="paragraph" style:parent-style-name="自动编号">
      <style:text-properties fo:font-weight="normal" style:font-weight-asian="normal" style:font-weight-complex="normal"/>
    </style:style>
    <style:style style:name="P163" style:family="paragraph" style:parent-style-name="自动编号">
      <style:text-properties fo:font-weight="normal" officeooo:paragraph-rsid="0209e5f2" style:font-weight-asian="normal" style:font-weight-complex="normal"/>
    </style:style>
    <style:style style:name="P164" style:family="paragraph" style:parent-style-name="自动编号">
      <style:text-properties fo:font-weight="normal" officeooo:paragraph-rsid="020961ed" style:font-weight-asian="normal" style:font-weight-complex="normal"/>
    </style:style>
    <style:style style:name="P165" style:family="paragraph" style:parent-style-name="自动编号">
      <style:text-properties fo:font-weight="normal" officeooo:paragraph-rsid="020df39f" style:font-weight-asian="normal" style:font-weight-complex="normal"/>
    </style:style>
    <style:style style:name="P166" style:family="paragraph" style:parent-style-name="自动编号">
      <style:paragraph-properties fo:text-indent="0cm" style:auto-text-indent="false"/>
    </style:style>
    <style:style style:name="P167" style:family="paragraph" style:parent-style-name="自动编号">
      <style:text-properties officeooo:paragraph-rsid="02238788"/>
    </style:style>
    <style:style style:name="P168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0b1007" style:font-weight-asian="normal" style:font-weight-complex="normal"/>
    </style:style>
    <style:style style:name="T21" style:family="text">
      <style:text-properties fo:font-weight="normal" officeooo:rsid="021f63c6" style:font-weight-asian="normal" style:font-weight-complex="normal"/>
    </style:style>
    <style:style style:name="T22" style:family="text">
      <style:text-properties fo:font-weight="normal" officeooo:rsid="02238788" style:font-weight-asian="normal" style:font-weight-complex="normal"/>
    </style:style>
    <style:style style:name="T23" style:family="text">
      <style:text-properties fo:font-weight="normal" officeooo:rsid="022c278a" style:font-weight-asian="normal" style:font-weight-complex="normal"/>
    </style:style>
    <style:style style:name="T24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25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26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27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28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29" style:family="text">
      <style:text-properties officeooo:rsid="00ee99ea"/>
    </style:style>
    <style:style style:name="T3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31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33" style:family="text">
      <style:text-properties fo:font-size="12pt" style:font-size-asian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style:font-size-asian="12pt" style:language-asian="ar" style:country-asian="SA"/>
    </style:style>
    <style:style style:name="T36" style:family="text">
      <style:text-properties fo:font-size="12pt" officeooo:rsid="011ead74" style:font-name-asian="方正仿宋_GBK1" style:font-size-asian="12pt" style:font-size-complex="12pt"/>
    </style:style>
    <style:style style:name="T37" style:family="text">
      <style:text-properties style:font-name="宋体1" fo:font-size="12pt" style:font-size-asian="12pt"/>
    </style:style>
    <style:style style:name="T38" style:family="text">
      <style:text-properties officeooo:rsid="011ead74"/>
    </style:style>
    <style:style style:name="T39" style:family="text">
      <style:text-properties style:font-name="华文仿宋" fo:font-size="12pt" officeooo:rsid="00057e6b" style:font-name-asian="华文仿宋" style:font-size-asian="12pt" style:font-size-complex="12pt"/>
    </style:style>
    <style:style style:name="T40" style:family="text">
      <style:text-properties officeooo:rsid="0177ffea"/>
    </style:style>
    <style:style style:name="T41" style:family="text">
      <style:text-properties officeooo:rsid="00de0f48"/>
    </style:style>
    <style:style style:name="T42" style:family="text">
      <style:text-properties officeooo:rsid="010e954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Liberation Sans" style:font-name-asian="方正仿宋_GBK" style:font-size-complex="12pt"/>
    </style:style>
    <style:style style:name="T53" style:family="text">
      <style:text-properties officeooo:rsid="011608a1"/>
    </style:style>
    <style:style style:name="T54" style:family="text">
      <style:text-properties officeooo:rsid="010bbd98"/>
    </style:style>
    <style:style style:name="T55" style:family="text">
      <style:text-properties officeooo:rsid="011ba543"/>
    </style:style>
    <style:style style:name="T56" style:family="text">
      <style:text-properties officeooo:rsid="01bf76ff"/>
    </style:style>
    <style:style style:name="T57" style:family="text">
      <style:text-properties officeooo:rsid="01c0bbac"/>
    </style:style>
    <style:style style:name="T58" style:family="text">
      <style:text-properties officeooo:rsid="020c621b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20ccdc4" style:font-weight-asian="bold" style:font-weight-complex="bold"/>
    </style:style>
    <style:style style:name="T61" style:family="text">
      <style:text-properties fo:font-weight="bold" officeooo:rsid="0215ec84" style:font-weight-asian="bold" style:font-weight-complex="bold"/>
    </style:style>
    <style:style style:name="T62" style:family="text">
      <style:text-properties fo:font-weight="bold" officeooo:rsid="0216e5f4" style:font-weight-asian="bold" style:font-weight-complex="bold"/>
    </style:style>
    <style:style style:name="T63" style:family="text">
      <style:text-properties fo:font-weight="bold" officeooo:rsid="024943e7" style:font-weight-asian="bold" style:font-weight-complex="bold"/>
    </style:style>
    <style:style style:name="T64" style:family="text">
      <style:text-properties fo:font-weight="bold" officeooo:rsid="022a4fba" style:font-weight-asian="bold" style:font-weight-complex="bold"/>
    </style:style>
    <style:style style:name="T65" style:family="text">
      <style:text-properties officeooo:rsid="020a854e"/>
    </style:style>
    <style:style style:name="T66" style:family="text">
      <style:text-properties officeooo:rsid="0209b37a"/>
    </style:style>
    <style:style style:name="T67" style:family="text">
      <style:text-properties officeooo:rsid="02012115"/>
    </style:style>
    <style:style style:name="T68" style:family="text">
      <style:text-properties officeooo:rsid="02017439"/>
    </style:style>
    <style:style style:name="T69" style:family="text">
      <style:text-properties officeooo:rsid="0210aa0b"/>
    </style:style>
    <style:style style:name="T70" style:family="text">
      <style:text-properties officeooo:rsid="01db8a9e"/>
    </style:style>
    <style:style style:name="T71" style:family="text">
      <style:text-properties officeooo:rsid="020b1007"/>
    </style:style>
    <style:style style:name="T72" style:family="text">
      <style:text-properties officeooo:rsid="020ccdc4"/>
    </style:style>
    <style:style style:name="T73" style:family="text">
      <style:text-properties officeooo:rsid="021f63c6"/>
    </style:style>
    <style:style style:name="T74" style:family="text">
      <style:text-properties officeooo:rsid="0233cac3"/>
    </style:style>
    <style:style style:name="T75" style:family="text">
      <style:text-properties officeooo:rsid="022b9c0d"/>
    </style:style>
    <style:style style:name="T76" style:family="text">
      <style:text-properties officeooo:rsid="022e2657"/>
    </style:style>
    <style:style style:name="T77" style:family="text">
      <style:text-properties officeooo:rsid="024c891a"/>
    </style:style>
    <style:style style:name="T78" style:family="text">
      <style:text-properties officeooo:rsid="022cb69c"/>
    </style:style>
    <style:style style:name="T79" style:family="text">
      <style:text-properties officeooo:rsid="024daee2"/>
    </style:style>
    <style:style style:name="T80" style:family="text">
      <style:text-properties officeooo:rsid="0226f3d8"/>
    </style:style>
    <style:style style:name="T81" style:family="text">
      <style:text-properties officeooo:rsid="02378487"/>
    </style:style>
    <style:style style:name="T82" style:family="text">
      <style:text-properties officeooo:rsid="02233129"/>
    </style:style>
    <style:style style:name="T83" style:family="text">
      <style:text-properties officeooo:rsid="02257d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9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0">日期</text:p>
          </table:table-cell>
          <table:table-cell table:style-name="表格6.A1" office:value-type="string">
            <text:p text:style-name="P12">修改</text:p>
          </table:table-cell>
          <table:table-cell table:style-name="表格6.A1" office:value-type="string">
            <text:p text:style-name="P21"><text:span text:style-name="T24"><text:s text:c="25"/></text:span><text:span text:style-name="T26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22"><text:span text:style-name="T24">202</text:span><text:span text:style-name="T25">5</text:span><text:span text:style-name="T26">年</text:span><text:span text:style-name="T27">1</text:span><text:span text:style-name="T28">1</text:span><text:span text:style-name="T26">月</text:span><text:span text:style-name="T28">4</text:span><text:span text:style-name="T26">日</text:span></text:p>
          </table:table-cell>
          <table:table-cell table:style-name="表格6.A2" office:value-type="string">
            <text:p text:style-name="P16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2"><text:span text:style-name="T2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3"><text:span text:style-name="T26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2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2"><text:span text:style-name="T26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6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5</text:a></text:p>
          <text:p text:style-name="P34"><text:a xlink:type="simple" xlink:href="#__RefHeading___Toc4585_481696549" office:name="项目起源与提案" text:style-name="Index_20_Link" text:visited-style-name="Index_20_Link">1.1. 项目起源与提案<text:tab/>5</text:a></text:p>
          <text:p text:style-name="P35"><text:a xlink:type="simple" xlink:href="#__RefHeading___Toc9046_1443523395" office:name="发现问题" text:style-name="Index_20_Link" text:visited-style-name="Index_20_Link">1. 发现问题<text:tab/>5</text:a></text:p>
          <text:p text:style-name="P35"><text:a xlink:type="simple" xlink:href="#__RefHeading___Toc9048_1443523395" office:name="提案构想" text:style-name="Index_20_Link" text:visited-style-name="Index_20_Link">2. 提案构想<text:tab/>5</text:a></text:p>
          <text:p text:style-name="P34"><text:a xlink:type="simple" xlink:href="#__RefHeading___Toc4587_481696549" office:name="Business Case" text:style-name="Index_20_Link" text:visited-style-name="Index_20_Link">1.2. Business Case<text:tab/>6</text:a></text:p>
          <text:p text:style-name="P35"><text:a xlink:type="simple" xlink:href="#__RefHeading___Toc9050_1443523395" office:name="摘要" text:style-name="Index_20_Link" text:visited-style-name="Index_20_Link">1. 摘要<text:tab/>6</text:a></text:p>
          <text:p text:style-name="P35"><text:a xlink:type="simple" xlink:href="#__RefHeading___Toc9052_1443523395" office:name="市场机遇" text:style-name="Index_20_Link" text:visited-style-name="Index_20_Link">2. 市场机遇<text:tab/>6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5"><text:a xlink:type="simple" xlink:href="#__RefHeading___Toc9056_1443523395" office:name="竞争优势" text:style-name="Index_20_Link" text:visited-style-name="Index_20_Link">4. 竞争优势<text:tab/>6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5"><text:a xlink:type="simple" xlink:href="#__RefHeading___Toc9060_1443523395" office:name="风险与应对" text:style-name="Index_20_Link" text:visited-style-name="Index_20_Link">6. 风险与应对<text:tab/>7</text:a></text:p>
          <text:p text:style-name="P35"><text:a xlink:type="simple" xlink:href="#__RefHeading___Toc9062_1443523395" office:name="成本估算" text:style-name="Index_20_Link" text:visited-style-name="Index_20_Link">7. 成本估算<text:tab/>7</text:a></text:p>
          <text:p text:style-name="P35"><text:a xlink:type="simple" xlink:href="#__RefHeading___Toc9064_1443523395" office:name="项目目标" text:style-name="Index_20_Link" text:visited-style-name="Index_20_Link">8. 项目目标<text:tab/>7</text:a></text:p>
          <text:p text:style-name="P33"><text:a xlink:type="simple" xlink:href="#__RefHeading___Toc4589_481696549" office:name="愿景" text:style-name="Index_20_Link" text:visited-style-name="Index_20_Link">第2章 愿景<text:tab/>8</text:a></text:p>
          <text:p text:style-name="P34"><text:a xlink:type="simple" xlink:href="#__RefHeading___Toc14369_1003501382" office:name="问题陈述" text:style-name="Index_20_Link" text:visited-style-name="Index_20_Link">2.1. 问题陈述<text:tab/>8</text:a></text:p>
          <text:p text:style-name="P35"><text:a xlink:type="simple" xlink:href="#__RefHeading___Toc13222_1649206321" office:name="问题一" text:style-name="Index_20_Link" text:visited-style-name="Index_20_Link">1. 问题一<text:tab/>8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4"><text:a xlink:type="simple" xlink:href="#__RefHeading___Toc13228_1649206321" office:name="涉众与用户" text:style-name="Index_20_Link" text:visited-style-name="Index_20_Link">2.2. 涉众与用户<text:tab/>9</text:a></text:p>
          <text:p text:style-name="P35"><text:a xlink:type="simple" xlink:href="#__RefHeading___Toc13230_1649206321" office:name="涉众" text:style-name="Index_20_Link" text:visited-style-name="Index_20_Link">1. 涉众<text:tab/>9</text:a></text:p>
          <text:p text:style-name="P35"><text:a xlink:type="simple" xlink:href="#__RefHeading___Toc13232_1649206321" office:name="用户" text:style-name="Index_20_Link" text:visited-style-name="Index_20_Link">2. 用户<text:tab/>10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4"><text:a xlink:type="simple" xlink:href="#__RefHeading___Toc13236_1649206321" office:name="产品概述" text:style-name="Index_20_Link" text:visited-style-name="Index_20_Link">2.4. 产品概述<text:tab/>13</text:a></text:p>
          <text:p text:style-name="P35"><text:a xlink:type="simple" xlink:href="#__RefHeading___Toc3259_1373992084" office:name="产品定位陈述" text:style-name="Index_20_Link" text:visited-style-name="Index_20_Link">1. 产品定位陈述<text:tab/>13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4"><text:a xlink:type="simple" xlink:href="#__RefHeading___Toc3263_1373992084" office:name="产品特性" text:style-name="Index_20_Link" text:visited-style-name="Index_20_Link">2.5. 产品特性<text:tab/>16</text:a></text:p>
          <text:p text:style-name="P34"><text:a xlink:type="simple" xlink:href="#__RefHeading___Toc6009_2750157205" office:name="特性优先级" text:style-name="Index_20_Link" text:visited-style-name="Index_20_Link">2.6. 特性优先级<text:tab/>19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3"><text:a xlink:type="simple" xlink:href="#__RefHeading___Toc14371_1003501382" office:name=" 用况建模" text:style-name="Index_20_Link" text:visited-style-name="Index_20_Link">第3章 <text:s/>用况建模<text:tab/>23</text:a></text:p>
          <text:p text:style-name="P34"><text:a xlink:type="simple" xlink:href="#__RefHeading___Toc14373_1003501382" office:name="术语表" text:style-name="Index_20_Link" text:visited-style-name="Index_20_Link">3.1. 术语表<text:tab/>23</text:a></text:p>
          <text:p text:style-name="P34"><text:a xlink:type="simple" xlink:href="#__RefHeading___Toc2108_1036705661" office:name="参与者清单" text:style-name="Index_20_Link" text:visited-style-name="Index_20_Link">3.2. 参与者清单<text:tab/>24</text:a></text:p>
          <text:p text:style-name="P35"><text:a xlink:type="simple" xlink:href="#__RefHeading___Toc6011_2750157205" office:name="识别主参与者" text:style-name="Index_20_Link" text:visited-style-name="Index_20_Link">1. 识别主参与者<text:tab/>24</text:a></text:p>
          <text:p text:style-name="P35"><text:a xlink:type="simple" xlink:href="#__RefHeading___Toc6013_2750157205" office:name="参与者简要描述" text:style-name="Index_20_Link" text:visited-style-name="Index_20_Link">2. 参与者简要描述<text:tab/>24</text:a></text:p>
          <text:p text:style-name="P36"><text:a xlink:type="simple" xlink:href="#__RefHeading___Toc6015_2750157205" office:name="普通用户" text:style-name="Index_20_Link" text:visited-style-name="Index_20_Link"><text:s/>2.1. 普通用户<text:tab/>24</text:a></text:p>
          <text:p text:style-name="P36"><text:a xlink:type="simple" xlink:href="#__RefHeading___Toc6017_2750157205" office:name="内容审核员" text:style-name="Index_20_Link" text:visited-style-name="Index_20_Link"><text:s/>2.2. 内容审核员<text:tab/>24</text:a></text:p>
          <text:p text:style-name="P36"><text:a xlink:type="simple" xlink:href="#__RefHeading___Toc6019_2750157205" office:name="客服" text:style-name="Index_20_Link" text:visited-style-name="Index_20_Link"><text:s/>2.3. 客服<text:tab/>24</text:a></text:p>
          <text:p text:style-name="P36"><text:a xlink:type="simple" xlink:href="#__RefHeading___Toc3165_2018474532" office:name="运营人员" text:style-name="Index_20_Link" text:visited-style-name="Index_20_Link"><text:s/>2.4. 运营人员<text:tab/>24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6"><text:a xlink:type="simple" xlink:href="#__RefHeading___Toc6023_2750157205" office:name="视频社交" text:style-name="Index_20_Link" text:visited-style-name="Index_20_Link"><text:s/>1.1. 视频社交<text:tab/>25</text:a></text:p>
          <text:p text:style-name="P34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5"><text:a xlink:type="simple" xlink:href="#__RefHeading___Toc2112_1036705661" office:name="简要描述" text:style-name="Index_20_Link" text:visited-style-name="Index_20_Link">1. 简要描述<text:tab/>25</text:a></text:p>
          <text:p text:style-name="P35"><text:a xlink:type="simple" xlink:href="#__RefHeading___Toc3265_1373992084" office:name="用况图" text:style-name="Index_20_Link" text:visited-style-name="Index_20_Link">2. 用况图<text:tab/>25</text:a></text:p>
          <text:p text:style-name="P35"><text:a xlink:type="simple" xlink:href="#__RefHeading___Toc3175_2018474532" office:name="列表式提纲" text:style-name="Index_20_Link" text:visited-style-name="Index_20_Link">3. 列表式提纲<text:tab/>26</text:a></text:p>
          <text:p text:style-name="P35"><text:a xlink:type="simple" xlink:href="#__RefHeading___Toc3187_1717990575" office:name="完全描述" text:style-name="Index_20_Link" text:visited-style-name="Index_20_Link">4. 完全描述<text:tab/>26</text:a></text:p>
          <text:p text:style-name="P36"><text:a xlink:type="simple" xlink:href="#__RefHeading___Toc3189_1717990575" office:name="前置条件" text:style-name="Index_20_Link" text:visited-style-name="Index_20_Link"><text:s/>4.1. 前置条件<text:tab/>26</text:a></text:p>
          <text:p text:style-name="P36"><text:a xlink:type="simple" xlink:href="#__RefHeading___Toc3191_1717990575" office:name="基本流" text:style-name="Index_20_Link" text:visited-style-name="Index_20_Link"><text:s/>4.2. 基本流<text:tab/>26</text:a></text:p>
          <text:p text:style-name="P33"><text:a xlink:type="simple" xlink:href="#__RefHeading___Toc8567_481696549" office:name="需求分析" text:style-name="Index_20_Link" text:visited-style-name="Index_20_Link">第4章 需求分析<text:tab/>27</text:a></text:p>
          <text:p text:style-name="P34"><text:a xlink:type="simple" xlink:href="#__RefHeading___Toc8569_481696549" office:name="健壮性分析" text:style-name="Index_20_Link" text:visited-style-name="Index_20_Link">4.1. 健壮性分析<text:tab/>27</text:a></text:p>
          <text:p text:style-name="P34"><text:a xlink:type="simple" xlink:href="#__RefHeading___Toc8571_481696549" office:name="交互建模" text:style-name="Index_20_Link" text:visited-style-name="Index_20_Link">4.2. 交互建模<text:tab/>27</text:a></text:p>
          <text:p text:style-name="P33"><text:a xlink:type="simple" xlink:href="#__RefHeading___Toc8573_481696549" office:name="架构设计" text:style-name="Index_20_Link" text:visited-style-name="Index_20_Link">第5章 架构设计<text:tab/>28</text:a></text:p>
          <text:p text:style-name="P33"><text:a xlink:type="simple" xlink:href="#__RefHeading___Toc8575_481696549" office:name="详细设计" text:style-name="Index_20_Link" text:visited-style-name="Index_20_Link">第6章 详细设计<text:tab/>29</text:a></text:p>
          <text:p text:style-name="P33"><text:a xlink:type="simple" xlink:href="#__RefHeading__2857_375319270" office:name="后记" text:style-name="Index_20_Link" text:visited-style-name="Index_20_Link">后记<text:tab/>30</text:a></text:p>
          <text:p text:style-name="P33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40" text:outline-level="1"><text:bookmark-start text:name="__RefHeading__3584_145136877"/><text:s/>立项<text:bookmark-end text:name="__RefHeading__3584_145136877"/></text:h>
          <text:list>
            <text:list-item>
              <text:h text:style-name="P14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29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55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56"><text:span text:style-name="Strong_20_Emphasis"><text:span text:style-name="T10">持续运营成本：</text:span></text:span></text:p>
      <text:p text:style-name="P55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55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55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55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55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40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7">要素</text:p>
          </table:table-cell>
          <table:table-cell table:style-name="表格5.B1" office:value-type="string">
            <text:p text:style-name="P57">描述</text:p>
          </table:table-cell>
        </table:table-row>
        <table:table-row>
          <table:table-cell table:style-name="表格5.A2" office:value-type="string">
            <text:p text:style-name="P57">问题</text:p>
          </table:table-cell>
          <table:table-cell table:style-name="表格5.B2" office:value-type="string">
            <text:p text:style-name="P5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57">影响</text:p>
          </table:table-cell>
          <table:table-cell table:style-name="表格5.B2" office:value-type="string">
            <text:p text:style-name="P57">创作者</text:p>
          </table:table-cell>
        </table:table-row>
        <table:table-row>
          <table:table-cell table:style-name="表格5.A2" office:value-type="string">
            <text:p text:style-name="P57">结果</text:p>
          </table:table-cell>
          <table:table-cell table:style-name="表格5.B2" office:value-type="string">
            <text:p text:style-name="P5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57">优点</text:p>
          </table:table-cell>
          <table:table-cell table:style-name="表格5.B2" office:value-type="string">
            <text:p text:style-name="P57">该产品提供了一体化移动端创作工具，内嵌海量正版音乐库、智能剪辑功能和丰富特效。</text:p>
            <text:p text:style-name="P57">实现“所想即所得”，用户只需选择音乐和片段，算法自动完成音画对齐与节奏匹配，将创作门槛降至最低。</text:p>
            <text:p text:style-name="P5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1">要素</text:p>
          </table:table-cell>
          <table:table-cell table:style-name="表格9.B1" office:value-type="string">
            <text:p text:style-name="P61">描述</text:p>
          </table:table-cell>
        </table:table-row>
        <table:table-row table:style-name="表格9.2">
          <table:table-cell table:style-name="表格9.A2" office:value-type="string">
            <text:p text:style-name="P61">问题</text:p>
          </table:table-cell>
          <table:table-cell table:style-name="表格9.B2" office:value-type="string">
            <text:p text:style-name="表格正文">内容发现效率低下，用户留存困难。<text:span text:style-name="T3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1">影响</text:p>
          </table:table-cell>
          <table:table-cell table:style-name="表格9.B2" office:value-type="string">
            <text:p text:style-name="P61">平台，用户</text:p>
          </table:table-cell>
        </table:table-row>
        <table:table-row>
          <table:table-cell table:style-name="表格9.A2" office:value-type="string">
            <text:p text:style-name="P6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2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1">要素</text:p>
          </table:table-cell>
          <table:table-cell table:style-name="表格10.B1" office:value-type="string">
            <text:p text:style-name="P61">描述</text:p>
          </table:table-cell>
        </table:table-row>
        <table:table-row>
          <table:table-cell table:style-name="表格10.A2" office:value-type="string">
            <text:p text:style-name="P61">问题</text:p>
          </table:table-cell>
          <table:table-cell table:style-name="表格10.B2" office:value-type="string">
            <text:p text:style-name="表格正文"><text:span text:style-name="T34">社交互动薄弱，从观看到创作的转化路径断裂。</text:span><text:span text:style-name="T30">现有平台的社交互动停留在浅层的点赞和评论，且观看与创作是两个完全割裂的场景。用户即使被视频激发起创作欲望，也缺乏无缝、低成本的</text:span><text:span text:style-name="T32">创作方式</text:span><text:span text:style-name="T30">。</text:span></text:p>
          </table:table-cell>
        </table:table-row>
        <table:table-row>
          <table:table-cell table:style-name="表格10.A2" office:value-type="string">
            <text:p text:style-name="P61">影响</text:p>
          </table:table-cell>
          <table:table-cell table:style-name="表格10.B2" office:value-type="string">
            <text:p text:style-name="P61">用户</text:p>
          </table:table-cell>
        </table:table-row>
        <table:table-row>
          <table:table-cell table:style-name="表格10.A2" office:value-type="string">
            <text:p text:style-name="P61">结果</text:p>
          </table:table-cell>
          <table:table-cell table:style-name="表格10.B2" office:value-type="string">
            <text:p text:style-name="P63">用户仅是被动的内容消费者，难以深度融入社区。创作灵感因复杂的转化路径而转瞬即逝，平台无法将高涨的观看情绪有效转化为创作行为。</text:p>
            <text:p text:style-name="P6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35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6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68">用户</text:p>
          </table:table-cell>
          <table:table-cell table:style-name="表格12.A1" office:value-type="string">
            <text:p text:style-name="P68">用户类型</text:p>
          </table:table-cell>
          <table:table-cell table:style-name="表格12.C1" office:value-type="string">
            <text:p text:style-name="P68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0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1">官方机构</text:p>
          </table:table-cell>
          <table:table-cell table:style-name="表格12.A3" office:value-type="string">
            <text:p text:style-name="P49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1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4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2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2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9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5">关键涉众</text:p>
          </table:table-cell>
          <table:table-cell table:style-name="表格8.B1" office:value-type="string">
            <text:p text:style-name="P7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33">1. </text:span><text:span text:style-name="T37">商业回报：清晰的盈利路径（如广告、虚拟商品、电商）和投资回报率。</text:span><text:span text:style-name="T33"><text:line-break/>2. </text:span><text:span text:style-name="T37">增长潜力：高速的用户增长、市场占有率及平台网络效应的形成。</text:span><text:span text:style-name="T33"><text:line-break/>3. </text:span><text:span text:style-name="T37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33">1. </text:span><text:span text:style-name="T37">版权保护与收益：其音乐作品被合法使用，并能获得公平的版权分成。</text:span><text:span text:style-name="T33"><text:line-break/>2. </text:span><text:span text:style-name="T37">作品推广：平台能成为其新歌、新艺人推广的有效渠道，扩大音乐影响力。</text:span><text:span text:style-name="T33"><text:line-break/>3. </text:span><text:span text:style-name="T37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33">1. </text:span><text:span text:style-name="T37">内容合规：平台内容符合国家安全、社会公序良俗及青少年保护法规。</text:span><text:span text:style-name="T33"><text:line-break/>2. </text:span><text:span text:style-name="T37">数据安全：用户数据（尤其是未成年人数据）的收集、使用符合相关法律要求。</text:span><text:span text:style-name="T33"><text:line-break/>3. </text:span><text:span text:style-name="T37">协同治理：平台能积极配合监管要求，建立有效的自查与清理机制。</text:span></text:p>
          </table:table-cell>
        </table:table-row>
      </table:table>
      <text:p text:style-name="P78"/>
      <text:p text:style-name="P73"/>
      <text:p text:style-name="P73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6">关键用户</text:p>
          </table:table-cell>
          <table:table-cell table:style-name="表格13.B1" office:value-type="string">
            <text:p text:style-name="P73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9">1. 个性化娱乐：平台能“懂我”，通过精准算法持续提供我感兴趣的内容，带来轻松愉悦的“杀时间”体验。</text:p>
            <text:p text:style-name="P79">2. 社交归属感：能关注喜欢的创作者，与同好互动（点赞、评论），感觉自己身处一个有趣的社区。</text:p>
            <text:p text:style-name="P79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0">1. 低门槛表达：提供简单易用、功能强大的创作工具（音乐库、特效、模板），让创意能轻松实现。</text:p>
            <text:p text:style-name="P80">2. 获得认可与影响力：获得粉丝、点赞、评论等社交正反馈，积累个人影响力，满足表达欲和成就感。</text:p>
            <text:p text:style-name="P80">3. 创作灵感启发：能方便地追踪热门挑战和流行趋势，获得持续创作的灵感和动力。</text:p>
            <text:p text:style-name="P81"><text:span text:style-name="T38">4.提高粉丝留存度</text:span><text:span text:style-name="T36">：增加账户热度。</text:span></text:p>
            <text:p text:style-name="P60">5.保证粉丝活跃度：扩大账户知名度。</text:p>
          </table:table-cell>
        </table:table-row>
        <table:table-row>
          <table:table-cell table:style-name="表格13.A2" office:value-type="string">
            <text:p text:style-name="P72">运营团队</text:p>
          </table:table-cell>
          <table:table-cell table:style-name="表格13.B2" office:value-type="string">
            <text:p text:style-name="P82">1. 生态健康运转：通过数据工具监控内容质量、用户行为，及时调整运营策略，维持正向生态。</text:p>
            <text:p text:style-name="P82">2. 创作者扶持：搭建分层扶持体系，提供流量倾斜、工具特权等资源，激励优质创作者留存。</text:p>
            <text:p text:style-name="P82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1">官方机构</text:p>
          </table:table-cell>
          <table:table-cell table:style-name="表格13.B2" office:value-type="string">
            <text:p text:style-name="P82">1. 高效宣传：借助平台流量优势，让宣传内容精准触达目标受众，提升活动或品牌曝光度。</text:p>
            <text:p text:style-name="P82">2. 权威形象传递：通过官方认证标识、合规内容审核支持，保障信息发布的权威性和可信度。</text:p>
            <text:p text:style-name="P82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3">1. 高效审核工具：提供智能筛查、关键词识别等辅助工具，提升<text:soft-page-break/>违规内容识别效率，降低工作负荷。</text:p>
            <text:p text:style-name="P83">2. 明确审核标准：有清晰、统一的规则手册和更新机制，避免审核判断偏差。</text:p>
            <text:p text:style-name="P83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2">客服</text:p>
          </table:table-cell>
          <table:table-cell table:style-name="表格13.B2" office:value-type="string">
            <text:p text:style-name="P83">1. 高效响应工具：整合用户咨询渠道，提供快捷回复模板、问题分类标签，快速处理用户诉求。</text:p>
            <text:p text:style-name="P83">2. 问题解决支持：获取平台规则、功能说明等权威资料，能准确解答用户疑问或协调处理复杂问题。</text:p>
            <text:p text:style-name="P83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45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40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40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37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41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7206971033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156">用户对短音乐视频的创作需求持续存在，且倾向于 “低操作成本、高创意呈现” 的创作模式。 </text:p>
        </text:list-item>
        <text:list-item>
          <text:p text:style-name="P156">个性化推荐算法能精准捕捉用户兴趣，持续提升用户留存与使用时长。 </text:p>
        </text:list-item>
        <text:list-item>
          <text:p text:style-name="P156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157">版权依赖：需持续与主流音乐版权方合作，保障曲库的合法性、丰富度与时效性。</text:p>
        </text:list-item>
        <text:list-item>
          <text:p text:style-name="P157">技术依赖：依赖智能节拍识别、推荐算法、实时特效渲染等技术的稳定迭代与优化。 </text:p>
        </text:list-item>
        <text:list-item>
          <text:p text:style-name="P157">环境依赖：适配主流移动端操作系统（Android），需兼容不同品牌、型号的手机硬件与系统版本。 </text:p>
        </text:list-item>
        <text:list-item>
          <text:p text:style-name="P157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158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158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66"/>
      <text:p text:style-name="P67"/>
      <text:list text:continue-list="list2720697103326" text:style-name="Outline">
        <text:list-item>
          <text:list>
            <text:list-item>
              <text:h text:style-name="P146" text:outline-level="2"><text:bookmark-start text:name="__RefHeading___Toc3263_1373992084"/>产品特性<text:span text:style-name="T39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42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3">精准推荐</text:span></text:span><text:span text:style-name="Strong_20_Emphasis"><text:span text:style-name="T44">算法</text:span></text:span><text:span text:style-name="Strong_20_Emphasis"><text:span text:style-name="T43">：</text:span></text:span><text:span text:style-name="T4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3">全屏沉浸体验：</text:span></text:span><text:span text:style-name="T4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3">多元互动工具：</text:span></text:span><text:span text:style-name="T4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3">粉丝团体系：</text:span></text:span><text:span text:style-name="T4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3">热点聚合页面：</text:span></text:span><text:span text:style-name="T4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3">创意模板库：</text:span></text:span><text:span text:style-name="T4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1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1">垂直知识库：</text:span></text:span><text:span text:style-name="T51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精准搜索筛选：</text:span></text:span><text:span text:style-name="T51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“干货”标识系统：</text:span></text:span><text:span text:style-name="T51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1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1">合集/列表功能：</text:span></text:span><text:span text:style-name="T51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视频进度跟踪：</text:span></text:span><text:span text:style-name="T51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笔记与收藏功能：</text:span></text:span><text:span text:style-name="T51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1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1">创作者认证体系：</text:span></text:span><text:span text:style-name="T51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事实核查机制：</text:span></text:span><text:span text:style-name="T51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优质创作者推荐：</text:span></text:span><text:span text:style-name="T51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51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1">知识科普话题：</text:span></text:span><text:span text:style-name="T51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1">跨领域推荐：</text:span></text:span><text:span text:style-name="T51">在用户原有兴趣基础上，智能推荐关联领域的入门内容。</text:span></text:p>
          </table:table-cell>
        </table:table-row>
      </table:table>
      <text:p text:style-name="P51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0">核心需要</text:p>
            </table:table-cell>
            <table:table-cell table:style-name="表格16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6">海量正版音乐库：</text:span></text:span><text:span text:style-name="T4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剪辑工具集：</text:span></text:span><text:span text:style-name="T4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实时美颜与滤镜：</text:span></text:span><text:span text:style-name="T4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“一键出片”模板：</text:span></text:span><text:span text:style-name="T4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6">实时数据看板：</text:span></text:span><text:span text:style-name="T4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粉丝分层管理：</text:span></text:span><text:span text:style-name="T4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私信互动管理：</text:span></text:span><text:span text:style-name="T4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4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6">热门挑战榜单：</text:span></text:span><text:span text:style-name="T4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6">潮流内容推荐：</text:span></text:span><text:span text:style-name="T4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5"><text:span text:style-name="Strong_20_Emphasis"><text:span text:style-name="T46">同款音乐聚合页：</text:span></text:span><text:span text:style-name="T46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6">提高粉丝留存度与保证粉丝活跃度</text:p>
          </table:table-cell>
          <table:table-cell table:style-name="表格16.A2" office:value-type="string">
            <text:p text:style-name="P92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3">特殊标识回复评论：博主回复粉丝评论带有特殊标识。</text:p>
          </table:table-cell>
        </table:table-row>
      </table:table>
      <text:p text:style-name="P94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0">核心需要</text:p>
            </table:table-cell>
            <table:table-cell table:style-name="表格17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95"><text:span text:style-name="Strong_20_Emphasis"><text:span text:style-name="T46">审核任务管理后台：</text:span></text:span><text:span text:style-name="T46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6">创作数据分析工具：</text:span></text:span><text:span text:style-name="T46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6">热点活动策划工具：</text:span></text:span><text:span text:style-name="T46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6">用户分层运营模块：</text:span></text:span><text:span text:style-name="T46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6">流量分发调控中心：</text:span></text:span><text:span text:style-name="T46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6">广告投放管理后台：</text:span></text:span><text:span text:style-name="T46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6">电商转化数据监测：</text:span></text:span><text:span text:style-name="T46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6">品牌合作管理系统：</text:span></text:span><text:span text:style-name="T46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7">核心需要</text:p>
          </table:table-cell>
          <table:table-cell table:style-name="表格18.B1" office:value-type="string">
            <text:p text:style-name="P5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8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88"><text:span text:style-name="Strong_20_Emphasis"><text:span text:style-name="T46">智能预审与分发：</text:span></text:span><text:span text:style-name="T4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46">批量处理功能：</text:span></text:span><text:span text:style-name="T4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8"><text:span text:style-name="Strong_20_Emphasis"><text:span text:style-name="T46">审核工作流引擎：</text:span></text:span><text:span text:style-name="T46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8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88"><text:span text:style-name="Strong_20_Emphasis"><text:span text:style-name="T46">实时规则查询手册：</text:span></text:span><text:span text:style-name="T4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7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8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88"><text:span text:style-name="Strong_20_Emphasis"><text:span text:style-name="T46">敏感话题实时预警：</text:span></text:span><text:span text:style-name="T46">对突发热点事件及相关内容进行自动标记与提权。</text:span></text:p>
          </table:table-cell>
        </table:table-row>
      </table:table>
      <text:p text:style-name="P139" loext:marker-style-name="T52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0">核心需要</text:p>
            </table:table-cell>
            <table:table-cell table:style-name="表格19.A1" office:value-type="string">
              <text:p text:style-name="P5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6">智能快捷回复模板：</text:span></text:span><text:span text:style-name="T4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6">用户反馈标签化收集：</text:span></text:span><text:span text:style-name="T4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46">反馈数据看板：</text:span></text:span><text:span text:style-name="T46">统计高频问题、用户满意度趋势，并生成周期性报告。</text:span></text:p>
          </table:table-cell>
        </table:table-row>
      </table:table>
      <text:p text:style-name="Table_20_Contents"/>
      <text:list xml:id="list272050118321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3">精准推荐</text:span></text:span><text:span text:style-name="Strong_20_Emphasis"><text:span text:style-name="T45">算法</text:span></text:span><text:span text:style-name="Strong_20_Emphasis"><text:span text:style-name="T43">：</text:span></text:span><text:span text:style-name="T4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3">全屏沉浸体验：</text:span></text:span><text:span text:style-name="T4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3">多元互动工具：</text:span></text:span><text:span text:style-name="T4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3">粉丝团体系：</text:span></text:span><text:span text:style-name="T43"> 支持用户加入专属粉丝团。</text:span></text:p>
          </table:table-cell>
          <table:table-cell table:style-name="表格7.C2" office:value-type="string">
            <text:p text:style-name="表格正文"><text:span text:style-name="T53">S</text:span>ho<text:span text:style-name="T5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P96"><text:span text:style-name="Strong_20_Emphasis"><text:span text:style-name="T43">热点聚合页面：</text:span></text:span><text:span text:style-name="T43"> </text:span><text:span text:style-name="T46">实时展示平台最热门的挑战与话题</text:span><text:span text:style-name="T43">。</text:span></text:p>
          </table:table-cell>
          <table:table-cell table:style-name="表格7.C2" office:value-type="string">
            <text:p text:style-name="表格正文"><text:span text:style-name="T53">S</text:span>ho<text:span text:style-name="T5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3">创意模板库：</text:span></text:span><text:span text:style-name="T4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垂直知识库：</text:span></text:span><text:span text:style-name="T51"> 按用途、技能等分类聚合深度内容。</text:span></text:p>
          </table:table-cell>
          <table:table-cell table:style-name="表格7.C2" office:value-type="string">
            <text:p text:style-name="表格正文"><text:span text:style-name="T53">S</text:span>ho<text:span text:style-name="T54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精准搜索筛选：</text:span></text:span><text:span text:style-name="T51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51">“干货”标识系统：</text:span></text:span><text:span text:style-name="T51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合集/列表功能：</text:span></text:span><text:span text:style-name="T51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观看进度跟踪：</text:span></text:span><text:span text:style-name="T51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收藏功能：</text:span></text:span><text:span text:style-name="T51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创作者认证体系：</text:span></text:span><text:span text:style-name="T51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事实核查机制：</text:span></text:span><text:span text:style-name="T51"> 与权威机构合作，对热门知识类视频进行事实标</text:span><text:soft-page-break/><text:span text:style-name="T51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1">优质创作者推荐：</text:span></text:span><text:span text:style-name="T51"> 在相关领域优先推荐经过认证的用户。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0">提供</text:span></text:span><text:span text:style-name="Strong_20_Emphasis"><text:span text:style-name="T49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剪辑工具集：</text:span></text:span><text:span text:style-name="T46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实时美颜与滤镜：</text:span></text:span><text:span text:style-name="T4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“一键出片”模板：</text:span></text:span><text:span text:style-name="T46"> 提供海量创意模板，替换素材即可快速生成优质视频。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实时数据看板：</text:span></text:span><text:span text:style-name="T4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粉丝分层管理：</text:span></text:span><text:span text:style-name="T4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私信互动管理：</text:span></text:span><text:span text:style-name="T4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同款音乐聚合页：</text:span></text:span><text:span text:style-name="T4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商品挂载功能：</text:span></text:span><text:span text:style-name="T4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直播带货工具集：</text:span></text:span><text:span text:style-name="T4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品牌合作接单平台：</text:span></text:span><text:span text:style-name="T4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广告分成的接口：</text:span></text:span><text:span text:style-name="T46"> 创作者参与流量分成，从平台广告收入中获益。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智能审核系统：</text:span></text:span><text:span text:style-name="T46"> 应用AI模型对文本、图像、视频进行违规内容预筛查。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审核任务管理后台：</text:span></text:span><text:span text:style-name="T4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P98"><text:span text:style-name="Strong_20_Emphasis"><text:span text:style-name="T46">创作者成长体系：</text:span></text:span><text:span text:style-name="T4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创作数据分析工具：</text:span></text:span><text:span text:style-name="T4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流量分发调控中心：</text:span></text:span><text:span text:style-name="T4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P98"><text:span text:style-name="Strong_20_Emphasis"><text:span text:style-name="T46">用户分层运营模块：</text:span></text:span><text:span text:style-name="T46"> 基于用户行为标签，实现精准的Push与消息</text:span><text:soft-page-break/><text:span text:style-name="T46">触达。</text:span></text:p>
          </table:table-cell>
          <table:table-cell table:style-name="表格7.C2" office:value-type="string">
            <text:p text:style-name="P97"><text:span text:style-name="T53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广告投放管理后台：</text:span></text:span><text:span text:style-name="T4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电商转化数据监测：</text:span></text:span><text:span text:style-name="T4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6">品牌合作管理系统：</text:span></text:span><text:span text:style-name="T46"> 管理合作项目流程，并评估项目</text:span><text:span text:style-name="T47">投资回报率</text:span><text:span text:style-name="T46">。</text:span></text:p>
          </table:table-cell>
          <table:table-cell table:style-name="表格7.C2" office:value-type="string">
            <text:p text:style-name="P99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6">批量处理功能：</text:span></text:span><text:span text:style-name="T46"> 支持对同类低风险内容进行一键通过操作和一键拒绝操作。</text:span></text:p>
          </table:table-cell>
          <table:table-cell table:style-name="表格7.C1" office:value-type="string">
            <text:p text:style-name="P99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审核工作流引擎：</text:span></text:span><text:span text:style-name="T46"> 根据内容类型和内容标签自动分配任务队列。</text:span></text:p>
          </table:table-cell>
          <table:table-cell table:style-name="表格7.C2" office:value-type="string">
            <text:p text:style-name="P99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实时规则查询手册：</text:span></text:span><text:span text:style-name="T46"> 提供在线、可搜索的详细审核规则与案例库。</text:span></text:p>
          </table:table-cell>
          <table:table-cell table:style-name="表格7.C2" office:value-type="string">
            <text:p text:style-name="P99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审核结果抽样复核：</text:span></text:span><text:span text:style-name="T46"> 系统自动对审核结果进行抽样，由质检员进行复核。</text:span></text:p>
          </table:table-cell>
          <table:table-cell table:style-name="表格7.C2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敏感话题实时预警：</text:span></text:span><text:span text:style-name="T46"> 对突发热点事件及相关内容进行标记，</text:span><text:span text:style-name="T48">并上报</text:span><text:span text:style-name="T46">。</text:span></text:p>
          </table:table-cell>
          <table:table-cell table:style-name="表格7.C2" office:value-type="string">
            <text:p text:style-name="P100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智能快捷回复模板：</text:span></text:span><text:span text:style-name="T46"> 针对常见问题提供标准化回复模板，一键发送。</text:span></text:p>
          </table:table-cell>
          <table:table-cell table:style-name="表格7.C2" office:value-type="string">
            <text:p text:style-name="P99">M<text:span text:style-name="T55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用户反馈标签化收集：</text:span></text:span><text:span text:style-name="T46"> 支持为每一条用户反馈打上问题类型与优先级标签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6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6">反馈数据看板：</text:span></text:span><text:span text:style-name="T46"> 统计高频问题、用户满意度趋势，并生成周期性报告。</text:span></text:p>
          </table:table-cell>
          <table:table-cell table:style-name="表格7.C2" office:value-type="string">
            <text:p text:style-name="P101">Should</text:p>
          </table:table-cell>
        </table:table-row>
      </table:table>
      <text:list text:continue-list="list272050118321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2">类别</text:p>
          </table:table-cell>
          <table:table-cell table:style-name="表格11.B1" office:value-type="string">
            <text:p text:style-name="P102">需求描述</text:p>
          </table:table-cell>
        </table:table-row>
        <table:table-row>
          <table:table-cell table:style-name="表格11.A2" office:value-type="string">
            <text:p text:style-name="P102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31">1.</text:span></text:span><text:span text:style-name="T35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3"/>
      <text:list text:continue-numbering="true" text:style-name="Outline">
        <text:list-item>
          <text:h text:style-name="P141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4">名称</text:p>
          </table:table-cell>
          <table:table-cell table:style-name="表格4.B1" office:value-type="string">
            <text:p text:style-name="P104">定义</text:p>
          </table:table-cell>
        </table:table-row>
        <table:table-row>
          <table:table-cell table:style-name="表格4.A2" office:value-type="string">
            <text:p text:style-name="P105">视频搜索列表</text:p>
          </table:table-cell>
          <table:table-cell table:style-name="表格4.B2" office:value-type="string">
            <text:p text:style-name="P106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7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7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  <table:table-row>
          <table:table-cell table:style-name="表格4.A2" office:value-type="string">
            <text:p text:style-name="P104"/>
          </table:table-cell>
          <table:table-cell table:style-name="表格4.B2" office:value-type="string">
            <text:p text:style-name="P104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47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5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2">用户类型</text:p>
          </table:table-cell>
          <table:table-cell table:style-name="表格15.A1" office:value-type="string">
            <text:p text:style-name="P32">参与者</text:p>
          </table:table-cell>
        </table:table-row>
        <table:table-row>
          <table:table-cell table:style-name="表格15.A1" office:value-type="string">
            <text:p text:style-name="P136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37">外部系统</text:p>
          </table:table-cell>
          <table:table-cell table:style-name="表格15.A1" office:value-type="string">
            <text:p text:style-name="P138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5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53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09"><draw:frame draw:style-name="fr4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56">3-</text:span><text:span text:style-name="T82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48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0"><draw:frame draw:style-name="fr4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57">3-</text:span><text:span text:style-name="T82">3</text:span><text:span text:style-name="T57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149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16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0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17">1.浏览视频</text:p>
      <text:p text:style-name="P118">备选流</text:p>
      <text:p text:style-name="P118">A1.搜索视频</text:p>
      <text:p text:style-name="P118">A2.点赞视频</text:p>
      <text:p text:style-name="P118">A3.收藏视频</text:p>
      <text:p text:style-name="P118">A4.关注其他用户</text:p>
      <text:p text:style-name="P118">A5.评论视频</text:p>
      <text:p text:style-name="P118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55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6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4">1.加载视频</text:p>
      <text:p text:style-name="P53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5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1">{启动用况}</text:p>
      <text:p text:style-name="P116">1.<text:span text:style-name="T10">参与者普通用户</text:span>打开软件，进入浏览视频页，用况开始。</text:p>
      <text:p text:style-name="P111">{加载视频}</text:p>
      <text:p text:style-name="P116">2.系统向推荐算法系统请求<text:span text:style-name="T10">视频</text:span>。</text:p>
      <text:p text:style-name="P111">{观看视频}</text:p>
      <text:p text:style-name="P116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58">4.</text:span><text:span text:style-name="T17">普通</text:span><text:span text:style-name="T58">用户观看视频</text:span></text:p>
      <text:p text:style-name="P111">{切换视频}</text:p>
      <text:p text:style-name="P116">4.<text:span text:style-name="T10">普通</text:span>用户选择上下切换视频。</text:p>
      <text:p text:style-name="P119">5.系统记录视频时长。<text:line-break/><text:tab/><text:span text:style-name="T59">{终止用况}</text:span></text:p>
      <text:p text:style-name="P116"><text:span text:style-name="T65">6.</text:span>回到步骤<text:span text:style-name="T66">2，直到</text:span><text:span text:style-name="T18">普通</text:span><text:span text:style-name="T66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20">A<text:span text:style-name="T67">1.</text:span>搜索视频</text:p>
      <text:p text:style-name="P120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20">1.系统显示搜索框。</text:p>
      <text:p text:style-name="P122">2.普通用户输入关键字，并选择搜索。</text:p>
      <text:p text:style-name="P120">3.系统根据关键字检索出对应内容的视频，并将展示<text:span text:style-name="T59">视频搜索列表</text:span><text:span text:style-name="T10">。</text:span></text:p>
      <text:p text:style-name="P122">4.普通用户选择某个视频，进入视频浏览页。</text:p>
      <text:p text:style-name="P120">5.系统播放用户选择的视频。</text:p>
      <text:p text:style-name="P122">6.普通用户选择上下切换视频。</text:p>
      <text:p text:style-name="P120"><text:span text:style-name="T68">7</text:span>.系统根据<text:span text:style-name="T59">视频搜索列表</text:span><text:span text:style-name="T10">中的视频顺序上下切换视频</text:span>。</text:p>
      <text:p text:style-name="P120"><text:span text:style-name="T68">8.重复执行5,6,7步骤，</text:span>直到普通用户选择返回<text:span text:style-name="T59">视频搜索列表</text:span>。</text:p>
      <text:p text:style-name="P120"><text:span text:style-name="T69">9</text:span>.如果普通用户想重新搜索视频，则回到此备选流的步骤<text:span text:style-name="T70">1；</text:span></text:p>
      <text:p text:style-name="P120"><text:span text:style-name="T69">10.</text:span>如果普通用户选择退出搜索视频，则事件流恢复到发生中断的点。</text:p>
      <text:p text:style-name="P121"/>
      <text:p text:style-name="Text_20_body">A2.点赞视频</text:p>
      <text:p text:style-name="P122">在<text:span text:style-name="T10">{观看视频}</text:span>处，如果普通用户希望表达对视频的喜爱，则</text:p>
      <text:p text:style-name="P122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20">4.用况恢复到中断之前的位置。</text:p>
      <text:p text:style-name="P121"/>
      <text:p text:style-name="Text_20_body">A3.收藏视频</text:p>
      <text:p text:style-name="P123">在{观看视频}处，如果普通用户希望将视频保存至<text:span text:style-name="T59">收藏列表</text:span>，则</text:p>
      <text:p text:style-name="P123">1.普通用户点击收藏按钮。</text:p>
      <text:p text:style-name="P123">2.系统检查普通用户是否已收藏该视频：</text:p>
      <text:p text:style-name="P120"><text:tab/>a.如果未收藏，系统将该视频添加至普通用户的收藏列表，给作者反馈有人收藏视频。</text:p>
      <text:p text:style-name="P120"><text:tab/>b.如果已收藏，系统取消收藏，并从<text:span text:style-name="T59">收藏列表</text:span>中移除该视频。</text:p>
      <text:p text:style-name="P120">3.系统更新界面显示收藏状态。</text:p>
      <text:p text:style-name="P120"><text:soft-page-break/>4.用况恢复到中断之前的位置。</text:p>
      <text:p text:style-name="P121"/>
      <text:p text:style-name="P120">A4.关注其他用户</text:p>
      <text:p text:style-name="P123">在{观看视频}处，如果普通用户希望关注视频发布者，则</text:p>
      <text:p text:style-name="P123">1.普通用户点击关注按钮。</text:p>
      <text:p text:style-name="P120">2.系统检查用户是否已关注该发布者：</text:p>
      <text:p text:style-name="P123"><text:tab/>a.如果未关注，系统将该用户添加至普通用户的<text:span text:style-name="T59">关注列表</text:span>，并通知发布者。</text:p>
      <text:p text:style-name="P120"><text:tab/>b.如果已关注，系统取消关注，并从关注列表中移除该用户。</text:p>
      <text:p text:style-name="P120">3.系统更新界面显示关注状态。</text:p>
      <text:p text:style-name="P120">4.用况恢复到中断之前的位置。</text:p>
      <text:p text:style-name="P121"/>
      <text:p text:style-name="Text_20_body">A5.评论视频</text:p>
      <text:p text:style-name="P123">在{观看视频}处，如果普通用户希望发表评论，则</text:p>
      <text:p text:style-name="P123"><text:span text:style-name="T67">1.</text:span>普通用户点击评论按钮。</text:p>
      <text:p text:style-name="Text_20_body"><text:span text:style-name="T67">2.</text:span>系统显示评论输入框及历史评论列表。</text:p>
      <text:p text:style-name="P123"><text:span text:style-name="T67">3.</text:span>普通用户输入评论内容并提交。</text:p>
      <text:p text:style-name="Text_20_body"><text:span text:style-name="T6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67">5.</text:span>回到步骤2,直到普通用户退出评论区。</text:p>
      <text:p text:style-name="Text_20_body"><text:s/><text:span text:style-name="T67">6.</text:span>用况恢复到中断之前的位置。</text:p>
      <text:p text:style-name="Table_20_Contents"/>
      <text:p text:style-name="Text_20_body">A6.分享视频</text:p>
      <text:p text:style-name="P122">在{观看视频}处，如果用户希望分享视频至其他平台或用户，则</text:p>
      <text:p text:style-name="P122">1.普通用户点击分享。</text:p>
      <text:p text:style-name="P122">2.系统显示<text:span text:style-name="T59">好友列表</text:span>。</text:p>
      <text:p text:style-name="P123">3.普通用户选择分享目标。</text:p>
      <text:p text:style-name="P122">4.系统生成视频预览信息，并发送给好友。</text:p>
      <text:p text:style-name="P122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29">在<text:span text:style-name="T5">用况视频社交</text:span>的扩展点<text:span text:style-name="T59">{加载视频}</text:span>和<text:span text:style-name="T59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27"><draw:frame draw:style-name="fr2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9">图3-</text:span><text:span text:style-name="T61">5-</text:span><text:span text:style-name="T62">1</text:span><text:span text:style-name="T61">视频社交扩展用况：聊天</text:span><text:span text:style-name="T59">用况的用况图</text:span></text:p>
      <text:list xml:id="list27205067581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913137784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2719006866557" text:continue-list="list272050675811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913137784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12">{显示消息列表}</text:p>
      <text:list text:continue-numbering="true" text:style-name="Numbering_20_123">
        <text:list-item>
          <text:p text:style-name="P160">系统显示<text:span text:style-name="T59">消息列表</text:span><text:span text:style-name="T10">。</text:span></text:p>
        </text:list-item>
      </text:list>
      <text:p text:style-name="P112">{选择发送对象}</text:p>
      <text:list text:continue-numbering="true" text:style-name="Numbering_20_123">
        <text:list-item>
          <text:p text:style-name="P161">普通用户:</text:p>
        </text:list-item>
      </text:list>
      <text:p text:style-name="Text_20_body"><text:span text:style-name="T71"><text:tab/>a.</text:span>选择要回复的普通用户，执行步骤<text:span text:style-name="T73">5</text:span><text:span text:style-name="T72">。</text:span></text:p>
      <text:p text:style-name="Text_20_body"><text:tab/>b.选择退出消息列表，聊天用况终止，恢复到中断之前的位置。</text:p>
      <text:p text:style-name="P112">{显示聊天信息}</text:p>
      <text:list text:continue-numbering="true" text:style-name="Numbering_20_123">
        <text:list-item>
          <text:p text:style-name="P162">系统显示聊天框，历史<text:span text:style-name="T59">消息内容</text:span>。</text:p>
        </text:list-item>
      </text:list>
      <text:p text:style-name="P112"><text:soft-page-break/>{编辑消息}</text:p>
      <text:list text:continue-numbering="true" text:style-name="Numbering_20_123">
        <text:list-item>
          <text:p text:style-name="P163">普通用户选择编辑<text:span text:style-name="T59">消息内容</text:span>选项。</text:p>
        </text:list-item>
        <text:list-item>
          <text:p text:style-name="P164">系统显示<text:span text:style-name="T59">消息内容</text:span>编辑框。</text:p>
        </text:list-item>
        <text:list-item>
          <text:p text:style-name="P163">普通用户输入<text:span text:style-name="T59">消息内容</text:span>。</text:p>
        </text:list-item>
      </text:list>
      <text:p text:style-name="P112">{发送消息}</text:p>
      <text:list xml:id="list2719708407891" text:continue-numbering="true" text:style-name="Numbering_20_123">
        <text:list-item>
          <text:p text:style-name="P163">普通用户选择发送<text:span text:style-name="T59">消息内容</text:span>。</text:p>
        </text:list-item>
        <text:list-item>
          <text:p text:style-name="P165">系统发送<text:span text:style-name="T59">消息内容</text:span>给目标普通用户，并显示在聊天框。</text:p>
        </text:list-item>
        <text:list-item>
          <text:p text:style-name="自动编号"><text:span text:style-name="T10">重复执行</text:span><text:span text:style-name="T21">5</text:span><text:span text:style-name="T20">—</text:span><text:span text:style-name="T23">10</text:span><text:span text:style-name="T20">步骤，直到普通用户选择退出当前聊天，回到步骤</text:span><text:span text:style-name="T21">3</text:span><text:span text:style-name="T20">。</text:span></text:p>
          <text:p text:style-name="P166"><text:span text:style-name="T20"/></text:p>
        </text:list-item>
      </text:list>
      <text:list xml:id="list2719078315356" text:continue-list="list271900686655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24">A<text:span text:style-name="T72">1 从</text:span><text:span text:style-name="T60">好友列表</text:span><text:span text:style-name="T72">中选择对象</text:span></text:p>
      <text:p text:style-name="P125">在<text:span text:style-name="T59">{选择发送对象}</text:span>处，如果用户希望从好友列表中选择发送对象，则</text:p>
      <text:list text:continue-list="list2719708407891" text:style-name="Numbering_20_123">
        <text:list-item text:start-value="1">
          <text:p text:style-name="自动编号">用户选择展示<text:span text:style-name="T59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67">事件流回到聊天用况的<text:span text:style-name="T59">{显示聊天信息}</text:span><text:span text:style-name="T10">处。</text:span></text:p>
        </text:list-item>
      </text:list>
      <text:list text:continue-list="list27190783153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2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2">该用况描述普通用户如何使用“乐拍视界”发布视频。如果普通用户选择发布视频，在<text:span text:style-name="T59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28"><draw:frame draw:style-name="fr1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9">图</text:span><text:span text:style-name="T63">3-</text:span><text:span text:style-name="T64">5-2</text:span><text:span text:style-name="T6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32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13">{用况启动}</text:p>
      <text:p text:style-name="P134">1.普通用户选择发布视频。</text:p>
      <text:p text:style-name="P114">{拍摄页面}</text:p>
      <text:p text:style-name="P90"><text:span text:style-name="T74">2</text:span>.<text:span text:style-name="T10">系统显示摄像头拍摄的画面，还要显示</text:span>摄像头、音乐、录制时长、麦克风开关和闪光灯开关选项。 </text:p>
      <text:p text:style-name="P115">{视频来源}</text:p>
      <text:p text:style-name="P90"><text:span text:style-name="T74">3</text:span>.普通用户选择视频来源：</text:p>
      <text:p text:style-name="P132"><text:tab/>a.普通用户用系统拍摄，系统启动摄像头开始拍摄。</text:p>
      <text:p text:style-name="P132"><text:tab/>b.普通用户从设备的文件系统上传，系统打开文件系统让用户选择视频，用户选择后，系统加载并显示视频。</text:p>
      <text:p text:style-name="P90"><text:span text:style-name="T74">4</text:span>.普通用户完成视频拍摄或上传后，选择下一步。</text:p>
      <text:p text:style-name="P114">{编辑视频}</text:p>
      <text:p text:style-name="P91"><text:span text:style-name="T74"><text:tab/>5</text:span><text:span text:style-name="T75">.系统</text:span>进入视频编辑页面。</text:p>
      <text:p text:style-name="P91"><text:span text:style-name="T75"><text:tab/></text:span><text:span text:style-name="T74">6</text:span><text:span text:style-name="T75">.普通</text:span>用户在编辑页面，裁剪视频，调整片段顺序，添加字幕，添加特效，替换背景音乐，调节背景音乐音量。</text:p>
      <text:p text:style-name="P132"><text:span text:style-name="T74">7</text:span>.系统实时显示普通用户的所有操作，并提供相应的工具。</text:p>
      <text:p text:style-name="P90"><text:soft-page-break/><text:span text:style-name="T74">8</text:span>.普通用户完成编辑后选择下一步，系统显示发布界面。</text:p>
      <text:p text:style-name="P114">{填写视频信息}</text:p>
      <text:p text:style-name="P90"><text:span text:style-name="T74">9</text:span>.普通用户填写视频的描述、填写视频的类型、填写发布地点、设置封面图片、设置<text:span text:style-name="T59">可见性</text:span>。</text:p>
      <text:p text:style-name="P135"><text:span text:style-name="T74">10</text:span>.系统保存用户的所有设置。</text:p>
      <text:p text:style-name="P114">{发布作品}</text:p>
      <text:p text:style-name="P90"><text:span text:style-name="T76">1</text:span><text:span text:style-name="T74">1</text:span>.普通用户选择发布视频。</text:p>
      <text:p text:style-name="P132"><text:span text:style-name="T77">12.</text:span>系统重复播放视频。</text:p>
      <text:p text:style-name="P115">{上传作品}</text:p>
      <text:p text:style-name="P90"><text:span text:style-name="T78">1</text:span><text:span text:style-name="T77">3.</text:span>系统上传作品，把作品给参与者内容审核员审核。</text:p>
      <text:p text:style-name="P114">{退出播放}</text:p>
      <text:p text:style-name="P90"><text:span text:style-name="T78">1</text:span><text:span text:style-name="T79">4</text:span>.普通用户选择退出播放。</text:p>
      <text:p text:style-name="P115">{用况结束}</text:p>
      <text:p text:style-name="P90"><text:span text:style-name="T76">1</text:span><text:span text:style-name="T79">5</text:span><text:span text:style-name="T76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1"><text:tab/>A<text:span text:style-name="T80">1</text:span>.处理发布中断</text:p>
      <text:p text:style-name="P90">在<text:span text:style-name="T59">{编辑视频}</text:span>和<text:span text:style-name="T59">{发布作品}</text:span>之间的任意位置，当普通用户想中断发布时，则</text:p>
      <text:p text:style-name="P90">1.普通用户选择退出。</text:p>
      <text:p text:style-name="P90"><text:span text:style-name="T83">2</text:span>.用况恢复到发布视频用况的基本流的<text:span text:style-name="T59">{用况结束}</text:span>处。</text:p>
      <text:p text:style-name="P89"/>
      <text:p text:style-name="P133"><text:tab/>A<text:span text:style-name="T74">2.处理发布失败</text:span></text:p>
      <text:p text:style-name="P132">在基本流<text:span text:style-name="T59">{上传作品}</text:span>处，若因为网络问题上传失败，则</text:p>
      <text:p text:style-name="P132">1.系统提示发布失败，请检查网络后重试。</text:p>
      <text:p text:style-name="P132">2.用况恢复发布视频用况的基本流<text:span text:style-name="T59">{发布作品}</text:span>。</text:p>
      <text:p text:style-name="P131"/>
      <text:p text:style-name="P132">A<text:span text:style-name="T81">3.处理拍同款视频</text:span></text:p>
      <text:p text:style-name="P132">在<text:span text:style-name="T59">{用况启动}</text:span>处，如果普通用户在观看视频时选择拍同款视频，则</text:p>
      <text:p text:style-name="P132">1.系统进入拍摄页面，自动配置原视频的音乐、摄像头、拍摄时长，在一个小窗口显示原视频供普通用户模仿。</text:p>
      <text:p text:style-name="P132">2.普通用户开始拍摄。</text:p>
      <text:p text:style-name="P132"><text:soft-page-break/>3.系统根据原视频切换镜头和加入特效。</text:p>
      <text:p text:style-name="P132">4.普通用户拍摄完成，点击下一步。</text:p>
      <text:p text:style-name="P132">5.用况恢复到基本流<text:span text:style-name="T59">{编辑视频}</text:span>处。</text:p>
      <text:p text:style-name="P13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34">1.视频上传到系统上。</text:p>
      <text:list text:continue-numbering="true" text:style-name="Outline">
        <text:list-item>
          <text:h text:style-name="P142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42" text:outline-level="1"><text:bookmark-start text:name="__RefHeading___Toc8573_481696549"/>架构设计<text:bookmark-end text:name="__RefHeading___Toc8573_481696549"/></text:h>
        </text:list-item>
      </text:list>
      <text:h text:style-name="P150" text:outline-level="2"/>
      <text:list text:continue-numbering="true" text:style-name="Outline">
        <text:list-item>
          <text:h text:style-name="P142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3T00:27:18.694580157</dc:date>
    <meta:editing-duration>P1DT15H23M49S</meta:editing-duration>
    <meta:editing-cycles>166</meta:editing-cycles>
    <meta:generator>LibreOffice/24.2.7.2$Linux_X86_64 LibreOffice_project/420$Build-2</meta:generator>
    <meta:document-statistic meta:table-count="20" meta:image-count="6" meta:object-count="0" meta:page-count="38" meta:paragraph-count="823" meta:word-count="14832" meta:character-count="16644" meta:non-whitespace-character-count="16162"/>
  </office:meta>
</office:document-meta>
</file>